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Luxi Sans1" svg:font-family="'Luxi Sans'" style:font-pitch="variable"/>
    <style:font-face style:name="Tahoma" svg:font-family="Tahoma" style:font-pitch="variable"/>
    <style:font-face style:name="Nimbus Roman No9 L" svg:font-family="'Nimbus Roman No9 L'" style:font-family-generic="roman" style:font-pitch="variable"/>
    <style:font-face style:name="Luxi Sans" svg:font-family="'Luxi Sans'" style:font-family-generic="swiss" style:font-pitch="variable"/>
  </office:font-face-decls>
  <office:automatic-styles>
    <style:style style:name="P1" style:family="paragraph" style:parent-style-name="Standard">
      <style:text-properties fo:font-size="14pt" fo:font-weight="bold" style:font-size-asian="14pt" style:font-weight-asian="bold" style:font-size-complex="14pt" style:font-weight-complex="bold"/>
    </style:style>
    <style:style style:name="P2" style:family="paragraph" style:parent-style-name="Standard">
      <style:text-properties fo:font-size="10pt" fo:font-style="italic" style:font-size-asian="10pt" style:font-style-asian="italic" style:font-size-complex="10pt" style:font-style-complex="italic"/>
    </style:style>
    <style:style style:name="T1"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Kohahdus-ohtuprojektin (syksy 2006) integrointi eAssari-kehykseen</text:p>
      <text:p text:style-name="Standard"/>
      <text:p text:style-name="Standard">Projektin määrittely kurssin sivuilla:</text:p>
      <text:p text:style-name="Standard"/>
      <text:p text:style-name="P2"><text:s/>Projektissa luodaan järjestelmä automaattisesti tarkastettavien TTK-91-konekielen harjoitustehtävien luomiseen ja ratkomiseen.</text:p>
      <text:p text:style-name="P2"/>
      <text:p text:style-name="P2"><text:s/>Painopiste projektissa on opettajan ja opiskelijan käyttöliittymillä. Opettajan käyttöliittymän avulla määritellään tehtävät parametreineen ja kuinka opiskelijan ratkaisun oikeellisuus tarkistetaan. Opiskelijan käyttöliittymän avulla opiskelija valitsee tehtäviä, syöttää niiden ratkaisut ja saa palautetta vastauksensa oikeellisuudesta.</text:p>
      <text:p text:style-name="P2"/>
      <text:p text:style-name="P2"><text:s/>Projekti käyttää valmiina olevaa Titokone-simulaattoria harjoitustehtävien ratkaisemiseen. <text:span text:style-name="T1">Projekti rakennetaan valmiina olevaan eAssari-kehykseen</text:span>, joka sopii geneerisiin automaattisesti tarkistettavien tehtävien määrittelyyn ja toteutukseen.</text:p>
      <text:p text:style-name="Standard"/>
      <text:p text:style-name="Standard">Yleisesti ottaen eAssarin täysi käyttö projektissa ei ole mahdollista, koska koemme dokumentaation riittämättömäksi (esim minkäänlaista integraatio-ohjetta ei ole olemassa) ja järjestelmän keskeneräiseksi. Lisäksi eAssarin tämän hetkinen versio ei ole riittävän joustava tämän kaltaisten monimutkaisten ja ylläpidettävien webbisovellusten tekemiseen. </text:p>
      <text:p text:style-name="Standard"/>
      <text:p text:style-name="Standard">Käytämme eAssarin tietokantaa sellaisenaan, koska se sopii luonnollisesti järjestelmän tarkoitukseen. eAssarin Displayer-osuuden toteutamme eri tavalla kuin se on eAssarin esimerkeissä toteutettu. Eli kaiken HTML-sisällön tulostamiseen käytämme JSP-sivuja, koska ne ovat mm. paremmin ylläpidettäviä. </text:p>
      <text:p text:style-name="Standard"/>
      <text:p text:style-name="Standard">eAssarin on ilmeisesti tarkoitus olla niin geneerinen, että uusien tehtävätyyppien luominen onnistuu pelkästään uudet Displayer ja Analyzer luokat määrittelemällä. </text:p>
      <text:p text:style-name="Standard">Seuraavat asiat puuttuvat:</text:p>
      <text:p text:style-name="Standard"/>
      <text:p text:style-name="Standard"><text:s/>- Käyttäjän rekisteröityminen <text:s text:c="4"/>(kohahdus toteuttanut)</text:p>
      <text:p text:style-name="Standard"><text:s/>- Käyttäjän tietojen muokkaaminen (kohahdus toteuttanut)</text:p>
      <text:p text:style-name="Standard"><text:s/>- Käyttäjän kirjautuminen <text:s text:c="8"/>(kohahdus toteuttanut)</text:p>
      <text:p text:style-name="Standard"><text:s/>- Kurssien hallinnointi <text:s text:c="10"/>(kohahdus toteuttanut)</text:p>
      <text:p text:style-name="Standard"><text:s/>- Moduulien hallinnointi<text:tab/> (moduuleja ei käytetä siinä laajuudessa kuin eAssariin on suunniteltu)</text:p>
      <text:p text:style-name="Standard"><text:s/>- Tehtävien selaaminen <text:s text:c="11"/>(kohahdus toteuttanut)</text:p>
      <text:p text:style-name="Standard"><text:s/>- Suoritustilastojen katsominen <text:s text:c="2"/>(kohahdus toteuttaa)</text:p>
      <text:p text:style-name="Standard"/>
      <text:p text:style-name="Standard">Nämä asiat on siis kohahdus projektin aikana toteutettu tai tullaan toteuttamaan, mutta vain siltä osin kuin TitoTrainer järjestelmä tarvitsee. eAssarin puuttuvien ominaisuuksien toteuttaminen geneerisellä tavalla, siis siten että em. toiminnot olisivat käyttökelpoisia myös tulevien tehtävätyyppien kanssa, vaatisi kokonaan oman Ohtu-projektin. Kun kohahdus-projektin määrä on tehdä myös toimiva järjestelmä TTK91-tehtävien määrittelyyn tarkistukseen, on selvää että eAssarin puuttuvia toimintoja ei voitu toteuttaa yleiskäyttöisesti. eAssari sinällään on hyvä idea </text:p>
      <text:p text:style-name="Standard">ja jatkossa järjestelmää varmasti kehitetään, mutta nykyiseen toteutukseen on kuitenkin liian epäkäytännöllistä liittää uusia järjestelmiä.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Luxi Sans1" svg:font-family="'Luxi Sans'" style:font-pitch="variable"/>
    <style:font-face style:name="Tahoma" svg:font-family="Tahoma" style:font-pitch="variable"/>
    <style:font-face style:name="Nimbus Roman No9 L" svg:font-family="'Nimbus Roman No9 L'" style:font-family-generic="roman" style:font-pitch="variable"/>
    <style:font-face style:name="Luxi Sans" svg:font-family="'Luxi Sans'"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fi" fo:country="FI" style:font-name-asian="Luxi Sans1"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Luxi Sans" fo:font-size="14pt" style:font-name-asian="Luxi Sans1" style:font-size-asian="14pt" style:font-name-complex="Tahoma" style:font-size-complex="14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meta:creation-date>2006-11-09T13:30:24</meta:creation-date>
    <dc:date>2006-11-09T16:17:01</dc:date>
    <meta:print-date>2006-11-09T16:16:53</meta:print-date>
    <dc:language>fi-FI</dc:language>
    <meta:editing-cycles>5</meta:editing-cycles>
    <meta:editing-duration>PT12M3S</meta:editing-duration>
    <meta:user-defined meta:name="Info 1"/>
    <meta:user-defined meta:name="Info 2"/>
    <meta:user-defined meta:name="Info 3"/>
    <meta:user-defined meta:name="Info 4"/>
    <meta:document-statistic meta:table-count="0" meta:image-count="0" meta:object-count="0" meta:page-count="1" meta:paragraph-count="18" meta:word-count="296" meta:character-count="2796"/>
  </office:meta>
</office:document-meta>
</file>